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B0000000BAD27F3F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nonymous Pro" svg:font-family="'Anonymous Pro', monospace"/>
    <style:font-face style:name="OpenSymbol"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adornments="Oblique" style:font-family-generic="swiss" style:font-pitch="variable"/>
    <style:font-face style:name="F" svg:font-family="" style:font-family-generic="system" style:font-pitch="variable"/>
    <style:font-face style:name="Arial1" svg:font-family="Arial" style:font-family-generic="system" style:font-pitch="variable"/>
    <style:font-face style:name="Calibri Light1" svg:font-family="'Calibri Light'" style:font-family-generic="system"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master-page-name="">
      <style:paragraph-properties fo:margin-left="0.0835in" fo:margin-right="0in" fo:margin-top="0.0846in" fo:margin-bottom="0in" fo:line-height="123%" fo:text-align="start" style:justify-single-word="false" fo:orphans="2" fo:widows="2" fo:text-indent="0in" style:auto-text-indent="false" style:page-number="auto" style:writing-mode="lr-tb"/>
    </style:style>
    <style:style style:name="P2" style:family="paragraph" style:parent-style-name="Standard" style:list-style-name="">
      <style:paragraph-properties fo:margin-left="0.0209in" fo:margin-right="0.0102in" fo:margin-top="0.1193in" fo:margin-bottom="0in" fo:text-align="center" style:justify-single-word="false" fo:orphans="2" fo:widows="2" fo:text-indent="0in" style:auto-text-indent="false" style:writing-mode="lr-tb"/>
      <style:text-properties fo:color="#000000" fo:font-size="11pt" fo:font-weight="normal" style:font-size-asian="11pt" style:font-weight-asian="normal" style:font-size-complex="11pt" style:font-weight-complex="normal"/>
    </style:style>
    <style:style style:name="P3" style:family="paragraph" style:parent-style-name="Standard" style:list-style-name="" style:master-page-name="">
      <style:paragraph-properties fo:margin-left="0.0209in" fo:margin-right="0.0102in" fo:margin-top="0.1193in" fo:margin-bottom="0in" fo:text-align="center" style:justify-single-word="false" fo:orphans="2" fo:widows="2" fo:text-indent="0.052in" style:auto-text-indent="false" style:page-number="auto" style:writing-mode="lr-tb"/>
      <style:text-properties fo:color="#000000" fo:font-size="18pt" fo:font-weight="normal" style:font-size-asian="18pt" style:font-weight-asian="normal" style:font-size-complex="18pt" style:font-weight-complex="normal"/>
    </style:style>
    <style:style style:name="P4" style:family="paragraph" style:parent-style-name="Standard" style:list-style-name="" style:master-page-name="">
      <style:paragraph-properties fo:margin-left="0.0835in" fo:margin-right="-0.0417in" fo:margin-top="0.0846in" fo:margin-bottom="0in" fo:line-height="123%" fo:text-align="start" style:justify-single-word="false" fo:orphans="2" fo:widows="2" fo:text-indent="0in" style:auto-text-indent="false" style:page-number="auto" style:writing-mode="lr-tb"/>
    </style:style>
    <style:style style:name="P5" style:family="paragraph" style:parent-style-name="Standard" style:list-style-name="" style:master-page-name="">
      <style:paragraph-properties fo:margin-left="0.0835in" fo:margin-right="0.0209in" fo:margin-top="0.0846in" fo:margin-bottom="0in" fo:line-height="123%" fo:text-align="start" style:justify-single-word="false" fo:orphans="2" fo:widows="2" fo:text-indent="0in" style:auto-text-indent="false" style:page-number="auto" style:writing-mode="lr-tb"/>
      <style:text-properties fo:color="#000000" fo:font-size="9pt" style:text-underline-style="solid" style:text-underline-width="auto" style:text-underline-color="font-color" style:font-size-asian="9pt" style:font-size-complex="9pt"/>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style:text-properties fo:color="#000000" fo:font-size="10pt" style:font-size-asian="10pt" style:font-size-complex="10pt"/>
    </style:style>
    <style:style style:name="P8" style:family="paragraph" style:parent-style-name="Text_20_body">
      <style:paragraph-properties fo:margin-top="0in" fo:margin-bottom="0in"/>
      <style:text-properties fo:color="#000000" fo:font-size="9pt" style:text-underline-style="solid" style:text-underline-width="auto" style:text-underline-color="font-color" style:font-size-asian="9pt" style:font-size-complex="9pt"/>
    </style:style>
    <style:style style:name="P9" style:family="paragraph" style:parent-style-name="Text_20_body">
      <style:paragraph-properties fo:margin-left="0in" fo:margin-right="0in" fo:margin-top="0.0063in" fo:margin-bottom="0in" fo:text-indent="0in" style:auto-text-indent="false"/>
      <style:text-properties fo:font-size="9.5pt" style:font-size-asian="9.5pt"/>
    </style:style>
    <style:style style:name="P10" style:family="paragraph" style:parent-style-name="Text_20_body">
      <style:paragraph-properties fo:margin-left="0in" fo:margin-right="0in" fo:margin-top="0.0063in" fo:margin-bottom="0in" fo:text-indent="0in" style:auto-text-indent="false"/>
      <style:text-properties fo:color="#000000" fo:font-size="9pt" fo:background-color="transparent" style:font-size-asian="9pt" style:font-size-complex="9pt"/>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in" fo:text-indent="0in" style:auto-text-indent="false"/>
      <style:text-properties fo:color="#000000" fo:font-size="10pt" style:font-size-asian="10pt"/>
    </style:style>
    <style:style style:name="P13" style:family="paragraph" style:parent-style-name="Text_20_body">
      <style:paragraph-properties fo:margin-left="0in" fo:margin-right="0in" fo:margin-top="0.0008in" fo:margin-bottom="0in" fo:text-indent="0in" style:auto-text-indent="false"/>
    </style:style>
    <style:style style:name="P14" style:family="paragraph" style:parent-style-name="Text_20_body" style:list-style-name="L11">
      <style:paragraph-properties fo:margin-left="0in" fo:margin-right="0in" fo:margin-top="0.0252in" fo:margin-bottom="0in" fo:orphans="2" fo:widows="2" fo:text-indent="0in" style:auto-text-indent="false" style:writing-mode="lr-tb"/>
    </style:style>
    <style:style style:name="P15" style:family="paragraph" style:parent-style-name="Text_20_body" style:list-style-name="L18">
      <style:paragraph-properties fo:margin-left="0in" fo:margin-right="0in" fo:margin-top="0.0598in" fo:margin-bottom="0in" fo:text-indent="0in" style:auto-text-indent="false"/>
    </style:style>
    <style:style style:name="P16" style:family="paragraph" style:parent-style-name="Text_20_body" style:list-style-name="L11">
      <style:paragraph-properties fo:margin-left="0in" fo:margin-right="0in" fo:margin-top="0.0598in" fo:margin-bottom="0in" fo:text-indent="0in" style:auto-text-indent="false"/>
    </style:style>
    <style:style style:name="P17" style:family="paragraph" style:parent-style-name="Text_20_body">
      <style:paragraph-properties fo:margin-left="0.0835in" fo:margin-right="3.2283in" fo:line-height="123%" fo:text-indent="0in" style:auto-text-indent="false"/>
    </style:style>
    <style:style style:name="P18" style:family="paragraph" style:parent-style-name="Text_20_body">
      <style:paragraph-properties fo:margin-top="0.0626in" fo:margin-bottom="0in"/>
    </style:style>
    <style:style style:name="P19" style:family="paragraph" style:parent-style-name="Text_20_body">
      <style:paragraph-properties fo:margin-top="0.0626in" fo:margin-bottom="0in" fo:line-height="123%"/>
    </style:style>
    <style:style style:name="P20" style:family="paragraph" style:parent-style-name="Text_20_body">
      <style:paragraph-properties fo:margin-top="0.0346in" fo:margin-bottom="0in"/>
    </style:style>
    <style:style style:name="P21" style:family="paragraph" style:parent-style-name="Text_20_body">
      <style:paragraph-properties fo:margin-top="0.098in" fo:margin-bottom="0in"/>
    </style:style>
    <style:style style:name="P22" style:family="paragraph" style:parent-style-name="Text_20_body">
      <style:paragraph-properties fo:margin-top="0.098in" fo:margin-bottom="0in" fo:line-height="123%"/>
    </style:style>
    <style:style style:name="P23" style:family="paragraph" style:parent-style-name="Text_20_body">
      <style:paragraph-properties fo:margin-top="0.0972in" fo:margin-bottom="0in"/>
    </style:style>
    <style:style style:name="P24" style:family="paragraph" style:parent-style-name="Text_20_body">
      <style:paragraph-properties fo:margin-top="0.0972in" fo:margin-bottom="0in" fo:line-height="123%"/>
    </style:style>
    <style:style style:name="P25" style:family="paragraph" style:parent-style-name="Text_20_body">
      <style:paragraph-properties fo:margin-left="0.0835in" fo:margin-right="1.5583in" fo:margin-top="0.098in" fo:margin-bottom="0in" fo:line-height="123%" fo:text-indent="0in" style:auto-text-indent="false"/>
    </style:style>
    <style:style style:name="P26" style:family="paragraph" style:parent-style-name="Text_20_body">
      <style:paragraph-properties fo:margin-top="0.0244in" fo:margin-bottom="0in"/>
    </style:style>
    <style:style style:name="P27" style:family="paragraph" style:parent-style-name="Text_20_body">
      <style:paragraph-properties fo:margin-top="0.0354in" fo:margin-bottom="0in"/>
    </style:style>
    <style:style style:name="P28" style:family="paragraph" style:parent-style-name="Text_20_body">
      <style:paragraph-properties fo:margin-left="0.0835in" fo:margin-right="4.8339in" fo:line-height="123%" fo:text-indent="0in" style:auto-text-indent="false"/>
    </style:style>
    <style:style style:name="P29" style:family="paragraph" style:parent-style-name="Text_20_body">
      <style:paragraph-properties fo:margin-left="0.0835in" fo:margin-right="4.8339in" fo:margin-top="0.0244in" fo:margin-bottom="0in" fo:line-height="123%" fo:text-indent="0in" style:auto-text-indent="false"/>
    </style:style>
    <style:style style:name="P30" style:family="paragraph" style:parent-style-name="Text_20_body">
      <style:paragraph-properties fo:margin-top="0.0634in" fo:margin-bottom="0in"/>
    </style:style>
    <style:style style:name="P31" style:family="paragraph" style:parent-style-name="Text_20_body">
      <style:paragraph-properties fo:margin-top="0.0634in" fo:margin-bottom="0in" fo:line-height="123%"/>
    </style:style>
    <style:style style:name="P32" style:family="paragraph" style:parent-style-name="Text_20_body">
      <style:paragraph-properties fo:margin-left="0.0835in" fo:margin-right="4.4799in" fo:margin-top="0.0244in" fo:margin-bottom="0in" fo:line-height="123%" fo:text-indent="0in" style:auto-text-indent="false"/>
    </style:style>
    <style:style style:name="P33" style:family="paragraph" style:parent-style-name="Text_20_body">
      <style:paragraph-properties fo:margin-left="0.0835in" fo:margin-right="0.0382in" fo:margin-top="0.0972in" fo:margin-bottom="0in" fo:line-height="123%" fo:text-indent="0in" style:auto-text-indent="false"/>
    </style:style>
    <style:style style:name="P34" style:family="paragraph" style:parent-style-name="Text_20_body">
      <style:paragraph-properties fo:margin-top="0.111in" fo:margin-bottom="0in"/>
    </style:style>
    <style:style style:name="P35" style:family="paragraph" style:parent-style-name="Text_20_body">
      <style:paragraph-properties fo:margin-top="0.111in" fo:margin-bottom="0in"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Text_20_body" style:list-style-name="L10">
      <style:paragraph-properties fo:margin-top="0.0063in" fo:margin-bottom="0in"/>
      <style:text-properties fo:font-size="10pt" fo:font-weight="normal" style:font-size-asian="10pt" style:font-weight-asian="normal" style:font-size-complex="10pt" style:font-weight-complex="normal"/>
    </style:style>
    <style:style style:name="P37" style:family="paragraph" style:parent-style-name="Text_20_body" style:list-style-name="L14">
      <style:paragraph-properties fo:margin-top="0.0063in" fo:margin-bottom="0in"/>
      <style:text-properties fo:font-size="10pt" fo:font-weight="normal" style:font-size-asian="10pt" style:font-weight-asian="normal" style:font-size-complex="10pt" style:font-weight-complex="normal"/>
    </style:style>
    <style:style style:name="P38" style:family="paragraph" style:parent-style-name="Text_20_body" style:list-style-name="L14">
      <style:paragraph-properties fo:margin-top="0.0063in" fo:margin-bottom="0in"/>
      <style:text-properties fo:font-size="9pt" fo:font-weight="normal" style:font-size-asian="9pt" style:font-weight-asian="normal" style:font-size-complex="9pt" style:font-weight-complex="normal"/>
    </style:style>
    <style:style style:name="P39" style:family="paragraph" style:parent-style-name="Text_20_body" style:list-style-name="L16" style:master-page-name="">
      <style:paragraph-properties fo:margin-left="0.0417in" fo:margin-right="0in" fo:margin-top="0.0252in" fo:margin-bottom="0in" fo:orphans="2" fo:widows="2" fo:text-indent="0in" style:auto-text-indent="false" style:page-number="auto" style:writing-mode="lr-tb"/>
    </style:style>
    <style:style style:name="P40" style:family="paragraph" style:parent-style-name="Text_20_body" style:list-style-name="" style:master-page-name="">
      <style:paragraph-properties fo:margin-left="0.052in" fo:margin-right="0in" fo:margin-top="0.111in" fo:margin-bottom="0in" fo:text-align="start" style:justify-single-word="false" fo:orphans="2" fo:widows="2" fo:text-indent="0in" style:auto-text-indent="false" style:page-number="auto" style:writing-mode="lr-tb"/>
    </style:style>
    <style:style style:name="P41" style:family="paragraph" style:parent-style-name="Text_20_body" style:list-style-name="L11" style:master-page-name="">
      <style:paragraph-properties fo:margin-left="0.052in" fo:margin-right="0in" fo:margin-top="0.111in" fo:margin-bottom="0in" fo:text-align="start" style:justify-single-word="false" fo:orphans="2" fo:widows="2" fo:text-indent="0in" style:auto-text-indent="false" style:page-number="auto" fo:background-color="#ffffff" style:writing-mode="lr-tb">
        <style:background-image/>
      </style:paragraph-properties>
    </style:style>
    <style:style style:name="P42" style:family="paragraph" style:parent-style-name="Text_20_body" style:list-style-name="L11" style:master-page-name="">
      <style:paragraph-properties fo:margin-left="0.052in" fo:margin-right="0in" fo:margin-top="0.0252in" fo:margin-bottom="0in" fo:orphans="2" fo:widows="2" fo:text-indent="0in" style:auto-text-indent="false" style:page-number="auto" style:writing-mode="lr-tb"/>
    </style:style>
    <style:style style:name="P43" style:family="paragraph" style:parent-style-name="Text_20_body" style:list-style-name="L19" style:master-page-name="">
      <style:paragraph-properties fo:margin-left="0.052in" fo:margin-right="0in" fo:margin-top="0.0598in" fo:margin-bottom="0in" fo:text-align="start" style:justify-single-word="false" fo:orphans="2" fo:widows="2" fo:text-indent="0in" style:auto-text-indent="false" style:page-number="auto" fo:background-color="#ffffff" style:writing-mode="lr-tb">
        <style:background-image/>
      </style:paragraph-properties>
    </style:style>
    <style:style style:name="P44" style:family="paragraph" style:parent-style-name="Text_20_body" style:list-style-name="" style:master-page-name="">
      <style:paragraph-properties fo:margin-left="0.052in" fo:margin-right="0in" fo:margin-top="0.0598in" fo:margin-bottom="0in" fo:text-align="start" style:justify-single-word="false" fo:orphans="2" fo:widows="2" fo:text-indent="0in" style:auto-text-indent="false" style:page-number="auto" fo:background-color="#ffffff" style:writing-mode="lr-tb">
        <style:background-image/>
      </style:paragraph-properties>
    </style:style>
    <style:style style:name="P45" style:family="paragraph" style:parent-style-name="Text_20_body" style:list-style-name="" style:master-page-name="">
      <style:paragraph-properties fo:margin-left="0.0728in" fo:margin-right="0in" fo:margin-top="0.0063in" fo:margin-bottom="0in" fo:text-align="start" style:justify-single-word="false" fo:orphans="2" fo:widows="2" fo:text-indent="0in" style:auto-text-indent="false" style:page-number="auto" style:writing-mode="lr-tb"/>
    </style:style>
    <style:style style:name="P46" style:family="paragraph" style:parent-style-name="Text_20_body" style:list-style-name="" style:master-page-name="">
      <style:paragraph-properties fo:margin-left="0.0728in" fo:margin-right="0in" fo:margin-top="0.0063in" fo:margin-bottom="0in" fo:orphans="2" fo:widows="2" fo:text-indent="0in" style:auto-text-indent="false" style:page-number="auto" style:writing-mode="lr-tb"/>
      <style:text-properties fo:color="#000000" fo:font-size="9pt" fo:background-color="transparent" style:font-size-asian="9pt" style:font-size-complex="9pt"/>
    </style:style>
    <style:style style:name="P47" style:family="paragraph" style:parent-style-name="Text_20_body" style:list-style-name="L11">
      <style:paragraph-properties fo:margin-top="0.0598in" fo:margin-bottom="0in"/>
    </style:style>
    <style:style style:name="P48" style:family="paragraph" style:parent-style-name="Text_20_body" style:list-style-name="L18">
      <style:paragraph-properties fo:margin-top="0.0598in" fo:margin-bottom="0in" fo:text-align="start"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49" style:family="paragraph" style:parent-style-name="Text_20_body" style:list-style-name="L23">
      <style:paragraph-properties fo:margin-top="0.0598in" fo:margin-bottom="0in" fo:text-align="start"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50" style:family="paragraph" style:parent-style-name="Text_20_body" style:list-style-name="L18">
      <style:paragraph-properties fo:margin-top="0.0598in" fo:margin-bottom="0in" fo:text-align="start" style:justify-single-word="false"/>
      <style:text-properties fo:font-size="9pt" style:text-underline-style="solid" style:text-underline-width="auto" style:text-underline-color="font-color" fo:font-weight="bold" style:font-size-asian="9pt" style:font-weight-asian="bold" style:font-size-complex="9pt" style:font-weight-complex="bold"/>
    </style:style>
    <style:style style:name="P51" style:family="paragraph" style:parent-style-name="Text_20_body" style:list-style-name="L23">
      <style:paragraph-properties fo:margin-top="0.0598in" fo:margin-bottom="0in" fo:text-align="start" style:justify-single-word="false"/>
      <style:text-properties fo:font-size="9pt" style:text-underline-style="solid" style:text-underline-width="auto" style:text-underline-color="font-color" fo:font-weight="bold" style:font-size-asian="9pt" style:font-weight-asian="bold" style:font-size-complex="9pt" style:font-weight-complex="bold"/>
    </style:style>
    <style:style style:name="P52" style:family="paragraph" style:parent-style-name="Text_20_body">
      <style:paragraph-properties fo:margin-top="0.0598in" fo:margin-bottom="0in" fo:text-align="start" style:justify-single-word="false" fo:background-color="#ffffff">
        <style:background-image/>
      </style:paragraph-properties>
    </style:style>
    <style:style style:name="P53" style:family="paragraph" style:parent-style-name="Text_20_body" style:list-style-name="L23">
      <style:paragraph-properties fo:margin-top="0.0598in" fo:margin-bottom="0in" fo:text-align="start" style:justify-single-word="false" fo:background-color="#ffffff">
        <style:background-image/>
      </style:paragraph-properties>
    </style:style>
    <style:style style:name="P54" style:family="paragraph" style:parent-style-name="Text_20_body">
      <style:paragraph-properties fo:margin-top="0.0598in" fo:margin-bottom="0in" fo:text-align="start" style:justify-single-word="false" fo:background-color="#ffffff">
        <style:background-image/>
      </style:paragraph-properties>
      <style:text-properties fo:font-size="9pt" style:font-size-asian="9pt" style:font-size-complex="9pt"/>
    </style:style>
    <style:style style:name="P55" style:family="paragraph" style:parent-style-name="Text_20_body" style:list-style-name="L21">
      <style:paragraph-properties fo:margin-top="0.0598in" fo:margin-bottom="0in" fo:text-align="start" style:justify-single-word="false" fo:background-color="#ffffff">
        <style:background-image/>
      </style:paragraph-properties>
      <style:text-properties fo:font-size="9pt" style:font-size-asian="9pt" style:font-size-complex="9pt"/>
    </style:style>
    <style:style style:name="P56" style:family="paragraph" style:parent-style-name="Text_20_body" style:list-style-name="L11" style:master-page-name="">
      <style:paragraph-properties fo:margin-top="0.0598in" fo:margin-bottom="0in" fo:text-align="start" style:justify-single-word="false" fo:orphans="2" fo:widows="2" style:page-number="auto" fo:background-color="#ffffff" style:writing-mode="lr-tb">
        <style:background-image/>
      </style:paragraph-properties>
    </style:style>
    <style:style style:name="P57" style:family="paragraph" style:parent-style-name="Heading_20_2">
      <style:paragraph-properties fo:margin-top="0.0972in" fo:margin-bottom="0in"/>
    </style:style>
    <style:style style:name="P58" style:family="paragraph" style:parent-style-name="Heading_20_2">
      <style:paragraph-properties fo:margin-top="0.111in" fo:margin-bottom="0in"/>
    </style:style>
    <style:style style:name="P59" style:family="paragraph" style:parent-style-name="Heading_20_2">
      <style:paragraph-properties fo:margin-top="0.1118in" fo:margin-bottom="0in"/>
    </style:style>
    <style:style style:name="P60" style:family="paragraph" style:parent-style-name="Heading_20_2">
      <style:paragraph-properties fo:margin-top="0.0354in" fo:margin-bottom="0in" fo:background-color="#ffffff">
        <style:background-image/>
      </style:paragraph-properties>
      <style:text-properties fo:color="#000000" fo:font-size="9pt" fo:font-weight="normal" style:font-size-asian="9pt" style:font-weight-asian="normal" style:font-size-complex="9pt" style:font-weight-complex="normal"/>
    </style:style>
    <style:style style:name="P61" style:family="paragraph" style:parent-style-name="Heading_20_1">
      <style:text-properties fo:color="#000000" fo:background-color="transparent"/>
    </style:style>
    <style:style style:name="P62" style:family="paragraph" style:parent-style-name="No_20_Spacing" style:list-style-name="" style:master-page-name="">
      <style:paragraph-properties fo:margin-left="0.0835in" fo:margin-right="0in" fo:margin-top="0in" fo:margin-bottom="0in" fo:line-height="100%" fo:orphans="2" fo:widows="2" fo:text-indent="0in" style:auto-text-indent="false" style:page-number="auto" style:writing-mode="lr-tb"/>
      <style:text-properties fo:color="#000000" style:font-name="DejaVu Sans1" fo:font-size="14pt" fo:background-color="transparent" style:font-size-asian="14pt" style:font-size-complex="14pt"/>
    </style:style>
    <style:style style:name="T1" style:family="text">
      <style:text-properties fo:font-size="9pt" style:text-underline-style="none" fo:font-weight="normal" style:font-size-asian="9pt" style:font-weight-asian="normal" style:font-size-complex="9pt" style:font-weight-complex="normal"/>
    </style:style>
    <style:style style:name="T2" style:family="text">
      <style:text-properties fo:color="#666666"/>
    </style:style>
    <style:style style:name="T3" style:family="text">
      <style:text-properties fo:color="#666666" fo:letter-spacing="-0.0165in"/>
    </style:style>
    <style:style style:name="T4" style:family="text">
      <style:text-properties fo:font-variant="normal" fo:text-transform="none" fo:color="#000000" style:font-name="Anonymous Pro" fo:letter-spacing="normal" fo:font-style="normal" fo:background-color="transparent"/>
    </style:style>
    <style:style style:name="T5" style:family="text">
      <style:text-properties fo:font-variant="normal" fo:text-transform="none" fo:color="#000000" style:font-name="Anonymous Pro" fo:font-size="9pt" fo:letter-spacing="normal" fo:font-style="normal" fo:background-color="transparent" style:font-size-asian="9pt" style:font-size-complex="9pt"/>
    </style:style>
    <style:style style:name="T6" style:family="text">
      <style:text-properties fo:font-variant="normal" fo:text-transform="none" style:font-name="apple-system" fo:letter-spacing="normal" fo:font-style="normal" style:text-underline-style="solid" style:text-underline-width="auto" style:text-underline-color="font-color" fo:font-weight="normal" fo:background-color="#ffffff"/>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style:text-underline-style="none" fo:font-weight="normal" style:font-size-asian="10pt" style:font-weight-asian="normal" style:font-size-complex="10pt" style:font-weight-complex="normal"/>
    </style:style>
    <style:style style:name="T9" style:family="text">
      <style:text-properties style:text-underline-style="solid" style:text-underline-width="auto" style:text-underline-color="font-color" fo:font-weight="bold" style:font-weight-asian="bold" style:font-name-complex="Calibri Light1"/>
    </style:style>
    <style:style style:name="T10" style:family="text">
      <style:text-properties fo:color="#000000" fo:font-size="9pt" style:text-underline-style="solid" style:text-underline-width="auto" style:text-underline-color="font-color" style:font-size-asian="9pt" style:font-size-complex="9pt"/>
    </style:style>
    <style:style style:name="T11" style:family="text">
      <style:text-properties fo:color="#000000" fo:font-size="9pt" style:text-underline-style="none" style:font-size-asian="9pt" style:font-size-complex="9pt"/>
    </style:style>
    <style:style style:name="T12" style:family="text">
      <style:text-properties fo:color="#000000" fo:font-size="9pt" fo:font-style="italic" style:text-underline-style="none" style:font-size-asian="9pt" style:font-style-asian="italic" style:font-size-complex="9pt" style:font-style-complex="italic"/>
    </style:style>
    <style:style style:name="T13" style:family="text">
      <style:text-properties fo:color="#000000" fo:font-size="9pt" fo:font-style="italic" style:text-underline-style="solid" style:text-underline-width="auto" style:text-underline-color="font-color" style:font-size-asian="9pt" style:font-style-asian="italic" style:font-size-complex="9pt" style:font-style-complex="italic"/>
    </style:style>
    <style:style style:name="T14" style:family="text">
      <style:text-properties fo:color="#000000" fo:font-size="14pt" style:text-underline-style="solid" style:text-underline-width="auto" style:text-underline-color="font-color" fo:background-color="transparent" style:font-size-asian="14pt" style:font-size-complex="14pt"/>
    </style:style>
    <style:style style:name="T15" style:family="text">
      <style:text-properties fo:color="#000000" fo:font-size="14pt" style:text-underline-style="none" fo:background-color="transparent" style:font-size-asian="14pt" style:font-size-complex="14pt"/>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fo:font-size="11pt" style:text-underline-style="none" fo:font-weight="bold" style:font-size-asian="11pt" style:font-weight-asian="bold" style:font-size-complex="11pt" style:font-weight-complex="bold"/>
    </style:style>
    <style:style style:name="T21" style:family="text">
      <style:text-properties fo:font-size="11pt" style:text-underline-style="none" fo:font-weight="normal" style:font-size-asian="11pt" style:font-weight-asian="normal" style:font-size-complex="11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835in" fo:text-indent="0.1035in" fo:margin-left="0.2299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835in" fo:text-indent="-0.25in" fo:margin-left="0.583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5">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835in" fo:text-indent="-0.25in" fo:margin-left="0.583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8">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0">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21">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3">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Kegan Davis</text:p>
        <text:p text:style-name="P2"><text:s text:c="3"/>Junior .Net Developer</text:p>
        <text:p text:style-name="P2"/>
        <text:p text:style-name="P1"><text:span text:style-name="T10">Location:</text:span><text:span text:style-name="T11"> </text:span><text:span text:style-name="T10">Indianapolis IN</text:span><text:span text:style-name="T11"><text:tab/><text:tab/><text:tab/><text:tab/>Linkdln: </text:span><text:span text:style-name="T10">https://</text:span><text:span text:style-name="T6">www.linkedin.com/in/Joeseph58</text:span><text:span text:style-name="T16"> </text:span></text:p>
        <text:p text:style-name="P4"><text:span text:style-name="T10">Email:</text:span><text:a xlink:type="simple" xlink:href="mailto:joeseph58@gmail.com" text:style-name="Internet_20_link" text:visited-style-name="Visited_20_Internet_20_Link"><text:span text:style-name="T12"> </text:span></text:a><text:a xlink:type="simple" xlink:href="mailto:joeseph58@gmail.com" text:style-name="Internet_20_link" text:visited-style-name="Visited_20_Internet_20_Link"><text:span text:style-name="T13">joeseph58@gmail.com</text:span></text:a><text:span text:style-name="T10"><text:tab/></text:span><text:span text:style-name="T11"><text:tab/><text:tab/><text:tab/></text:span><text:span text:style-name="T10">Portfolio:</text:span><text:span text:style-name="T11"> </text:span><text:a xlink:type="simple" xlink:href="https://joeseph58.github.io/Portfolio/" text:style-name="Internet_20_link" text:visited-style-name="Visited_20_Internet_20_Link">https://joeseph58.github.io/Portfolio/</text:a><text:span text:style-name="T10"> </text:span></text:p>
        <text:p text:style-name="P5">Phone:<text:span text:style-name="T16"> </text:span>(765)427-2145<text:span text:style-name="T16"><text:tab/><text:tab/><text:tab/><text:tab/><text:tab/></text:span>Studying:<text:span text:style-name="T16"> </text:span>.NET,<text:span text:style-name="T16"> </text:span>CSS,<text:span text:style-name="T16"> </text:span>HTML5,<text:span text:style-name="T16"> </text:span>C#<text:span text:style-name="T16"><text:tab/></text:span></text:p>
        <text:p text:style-name="P8"><text:span text:style-name="T16"><text:tab/></text:span></text:p>
        <text:p text:style-name="P7"/>
        <text:p text:style-name="P12"/>
        <text:p text:style-name="P62"><text:span text:style-name="T9">Education:</text:span></text:p>
        <text:p text:style-name="P10"/>
        <text:p text:style-name="P46">Eleven Fifty Academy - .Net BootCamp</text:p>
        <text:p text:style-name="P10"/>
        <text:p text:style-name="P45"><text:span text:style-name="T14">Key Competencies</text:span><text:span text:style-name="T15"> <text:tab/><text:tab/><text:tab/><text:tab/><text:tab/></text:span><text:span text:style-name="T14">Other Skills</text:span></text:p>
        <text:list xml:id="list1674433430592288719" text:style-name="L14">
          <text:list-item>
            <text:p text:style-name="P38"><text:span text:style-name="T4">HTML5<text:tab/><text:tab/><text:tab/><text:tab/><text:tab/>FORKLIFT (8 years), WELDING (Less than 1 year),</text:span></text:p>
          </text:list-item>
          <text:list-item>
            <text:p text:style-name="P38"><text:span text:style-name="T4">CSS3<text:tab/><text:tab/><text:tab/><text:tab/><text:tab/>TOOL AND DIE (Less than 1 year), SALES EXPERIENCE,</text:span></text:p>
          </text:list-item>
          <text:list-item>
            <text:p text:style-name="P38"><text:span text:style-name="T4">Bootstrap<text:tab/><text:tab/><text:tab/><text:tab/>CNC Machinist (1 year),Cnc Machinery,Cnc Lathe,</text:span></text:p>
          </text:list-item>
          <text:list-item>
            <text:p text:style-name="P38"><text:span text:style-name="T4">.Net core<text:tab/><text:tab/><text:tab/><text:tab/>Cnc Mill. 4 years of festival sales experience</text:span></text:p>
          </text:list-item>
          <text:list-item>
            <text:p text:style-name="P38"><text:span text:style-name="T4">.NetFramework</text:span></text:p>
          </text:list-item>
          <text:list-item>
            <text:p text:style-name="P38"><text:span text:style-name="T4">Angular</text:span></text:p>
          </text:list-item>
          <text:list-item>
            <text:p text:style-name="P38"><text:span text:style-name="T4">ASP.NET</text:span></text:p>
          </text:list-item>
          <text:list-item>
            <text:p text:style-name="P37"><text:span text:style-name="T5">C#<text:tab/></text:span><text:span text:style-name="T4"><text:tab/><text:tab/><text:tab/><text:tab/><text:tab/><text:tab/><text:tab/><text:tab/><text:tab/> </text:span></text:p>
          </text:list-item>
        </text:list>
        <text:list xml:id="list5838773184399948498" text:style-name="L10">
          <text:list-header>
            <text:p text:style-name="P36"><text:span text:style-name="T4"/></text:p>
          </text:list-header>
        </text:list>
        <text:list xml:id="list6452886693982734288" text:style-name="Outline">
          <text:list-item>
            <text:h text:style-name="P61" text:outline-level="1"><text:span text:style-name="T7">Professional Exper</text:span>ience</text:h>
            <text:list>
              <text:list-item>
                <text:h text:style-name="P57" text:outline-level="2">Sawyer</text:h>
              </text:list-item>
            </text:list>
          </text:list-item>
        </text:list>
        <text:p text:style-name="P17"><text:span text:style-name="T2">Nanshan America AAT, LLC. </text:span>- <text:span text:style-name="T2">Lafayette, IN</text:span></text:p>
        <text:p text:style-name="P17"><text:span text:style-name="T2">December 2018 to August 2019</text:span></text:p>
        <text:p text:style-name="P18">Aluminum Extrusion, Industrial Saw 32" blade on 150" track, Forklift, 60" Scrap Saw, maintenance,</text:p>
        <text:p text:style-name="P13"/>
        <text:list xml:id="list30448275" text:continue-numbering="true" text:style-name="Outline">
          <text:list-item>
            <text:list>
              <text:list-item>
                <text:h text:style-name="Heading_20_2" text:outline-level="2">CNC Machinist Setup/Operator</text:h>
              </text:list-item>
            </text:list>
          </text:list-item>
        </text:list>
        <text:p text:style-name="Text_20_body"><text:span text:style-name="T2">FairField</text:span></text:p>
        <text:p text:style-name="P20"><text:span text:style-name="T2">September 2018 to November 2018</text:span></text:p>
        <text:p text:style-name="P22">Mazak Horizontal Center Nexus 6800-II Mazak Variaxis 730-5 Mazak Slant Turn 450, Mazak Slant Turn 50N, Mazak VTC-800-30SR</text:p>
        <text:list xml:id="list30451535" text:continue-numbering="true" text:style-name="Outline">
          <text:list-item>
            <text:list>
              <text:list-item>
                <text:h text:style-name="P58" text:outline-level="2">R-MIX/ Machine Operator/ Lead</text:h>
              </text:list-item>
            </text:list>
          </text:list-item>
        </text:list>
        <text:p text:style-name="Text_20_body"><text:span text:style-name="T2">Southwire LLC</text:span></text:p>
        <text:p text:style-name="P20"><text:span text:style-name="T2">May 2015 to August 2018</text:span></text:p>
        <text:p text:style-name="P24">Stand up forklift operator, Batchoff, Compound, Utility, Mixer and Mill operator, Rubber sampling Lab Testing Experience, Safety Committee, Fabrication/ Multiwire, Herman Rodmill, Niehoff/Lesmo Buncher Operator, Tin Line, Syncro, North Hampton Cabler, Lesmo 1600 and 1250 Cabler experience</text:p>
        <text:list xml:id="list30459496" text:continue-numbering="true" text:style-name="Outline">
          <text:list-item>
            <text:list>
              <text:list-item>
                <text:h text:style-name="P59" text:outline-level="2">Instrument operator, Auto CAD Drafter, Level operator</text:h>
              </text:list-item>
            </text:list>
          </text:list-item>
        </text:list>
        <text:p text:style-name="Text_20_body"><text:span text:style-name="T2">Starr Associates</text:span></text:p>
        <text:p text:style-name="P20"><text:span text:style-name="T2">July 2013 to March 2015</text:span></text:p>
        <text:p text:style-name="P25">Total Station operator, Robotic Total Station operator, GPS operator, experience with Topcon Tesla and TDS Robotic Ranger.</text:p>
        <text:list xml:id="list30462245" text:continue-numbering="true" text:style-name="Outline">
          <text:list-item>
            <text:list>
              <text:list-item>
                <text:h text:style-name="P58" text:outline-level="2"><text:soft-page-break/></text:h>
              </text:list-item>
              <text:list-item>
                <text:h text:style-name="P58" text:outline-level="2">Inbound Lead</text:h>
              </text:list-item>
            </text:list>
          </text:list-item>
        </text:list>
        <text:p text:style-name="P26"><text:span text:style-name="T2">Hanson Cold Storage</text:span></text:p>
        <text:p text:style-name="P27"><text:span text:style-name="T2">March 2011 to February 2013</text:span></text:p>
        <text:p text:style-name="P24">Double Nose Operator, Case Picker, Inbound Lead., RF Scanners, Safety and Quality inspector, Partial Packers Dept Lead</text:p>
        <text:list xml:id="list30478596" text:continue-numbering="true" text:style-name="Outline">
          <text:list-item>
            <text:list>
              <text:list-item>
                <text:h text:style-name="P59" text:outline-level="2">Packer/Picker</text:h>
              </text:list-item>
            </text:list>
          </text:list-item>
        </text:list>
        <text:p text:style-name="P29"><text:span text:style-name="T2">CNH Case New Holland May 2010 to October 2010</text:span></text:p>
        <text:p text:style-name="P31">Duties of a Packer, Material Handler, Product Puller, Shipping UPS, Receiving/Unloading, Forklift Operator, Utilities, HOTS Dept. Lead. RF Scanners, Safety Committee, Quality Auditor for HOTS Dept</text:p>
      </text:section>
      <text:p text:style-name="P13"/>
      <text:list xml:id="list30451859" text:continue-numbering="true" text:style-name="Outline">
        <text:list-item>
          <text:list>
            <text:list-item>
              <text:h text:style-name="Heading_20_2" text:outline-level="2">Head of Band saws Department, Welding</text:h>
            </text:list-item>
          </text:list>
        </text:list-item>
      </text:list>
      <text:p text:style-name="P28"><text:span text:style-name="T2">Phillips Saw and Tool January 2010 to May 2010</text:span></text:p>
      <text:p text:style-name="P19">DC Dual Voltage Plasma Torch experience, Shipping UPS, Running Heavy Precision Machinery, Unloading and Loading of Trucks, Driver, Box Truck Driver, Forklift operator, Precise Measuring Equipment Training for high speed steel blades, and Diamond Tip Wheel Metal Cutting Machinery, Tool and Die Training and machine operator, Sedalia Torch, Mazak Cnc Machine experience.</text:p>
      <text:list xml:id="list30455318" text:continue-numbering="true" text:style-name="Outline">
        <text:list-item>
          <text:list>
            <text:list-item>
              <text:h text:style-name="P59" text:outline-level="2">Packer/Shipper</text:h>
            </text:list-item>
          </text:list>
        </text:list-item>
      </text:list>
      <text:p text:style-name="P32"><text:span text:style-name="T2">Purity Wholesale Grocers August 2009 to September</text:span><text:span text:style-name="T3"> </text:span><text:span text:style-name="T2">2009</text:span></text:p>
      <text:p text:style-name="P30">Assembly Line, Unpacking, Packing of Product, Trash Pickup, Utilities.</text:p>
      <text:p text:style-name="P9"/>
      <text:p text:style-name="P6"><text:span text:style-name="T2">McDonald's</text:span></text:p>
      <text:p text:style-name="P27"><text:span text:style-name="T2">August 2008 to August 2009</text:span></text:p>
      <text:p text:style-name="P33">Aug.2009 Job Duties as a Crew Trainer, Cleaning and Sanitation, Food Handler, Cashier, Training Others, Drive Thru, Costumer Satisfaction</text:p>
      <text:list xml:id="list30458860" text:continue-numbering="true" text:style-name="Outline">
        <text:list-item>
          <text:list>
            <text:list-item>
              <text:h text:style-name="P58" text:outline-level="2">Crew Member, Crew Trainer</text:h>
            </text:list-item>
          </text:list>
        </text:list-item>
      </text:list>
      <text:p text:style-name="Text_20_body"><text:span text:style-name="T2">Burger King</text:span></text:p>
      <text:p text:style-name="P20"><text:span text:style-name="T2">February 2008 to August 2008</text:span></text:p>
      <text:p text:style-name="P21">Cleaning, Sanitation, Food Handler, Cashier.</text:p>
      <text:p text:style-name="P13"/>
      <text:list xml:id="list30449272" text:continue-numbering="true" text:style-name="Outline">
        <text:list-item>
          <text:list>
            <text:list-item>
              <text:h text:style-name="Heading_20_2" text:outline-level="2">Shop Assistant</text:h>
            </text:list-item>
          </text:list>
        </text:list-item>
      </text:list>
      <text:p text:style-name="P26"><text:span text:style-name="T2">Dave's Radiator</text:span></text:p>
      <text:p text:style-name="P27"><text:span text:style-name="T2">October 2006 to July 2008</text:span></text:p>
      <text:list xml:id="list30461205" text:continue-numbering="true" text:style-name="Outline">
        <text:list-item>
          <text:list>
            <text:list-item>
              <text:h text:style-name="P60" text:outline-level="2">Duties of a Shop Assistant, Cleaning, Small Sales Retail, Mechanic</text:h>
            </text:list-item>
          </text:list>
        </text:list-item>
      </text:list>
      <text:p text:style-name="P13"/>
      <text:list xml:id="list30467885" text:continue-numbering="true" text:style-name="Outline">
        <text:list-item>
          <text:list>
            <text:list-item>
              <text:h text:style-name="Heading_20_2" text:outline-level="2">Waiter, Dish Washer</text:h>
            </text:list-item>
          </text:list>
        </text:list-item>
      </text:list>
      <text:p text:style-name="P26"><text:span text:style-name="T2">Everything OK</text:span></text:p>
      <text:p text:style-name="P27"><text:span text:style-name="T2">August 2006 to January 2007</text:span></text:p>
      <text:p text:style-name="P23">Busing Tables, Food Prep, Sanitation, Costumer Satisfaction, Cleaning,.</text:p>
      <text:p text:style-name="P11"><text:span text:style-name="T2"/></text:p>
      <text:p text:style-name="P34"/>
      <text:p text:style-name="P34"/>
      <text:p text:style-name="P34"/>
      <text:p text:style-name="P35"><text:soft-page-break/></text:p>
      <text:p text:style-name="P35"/>
      <text:p text:style-name="P35">PROJECTS</text:p>
      <text:p text:style-name="P35"/>
      <text:p text:style-name="P40"><text:span text:style-name="T19">Code</text:span><text:span text:style-name="T20"> </text:span><text:span text:style-name="T19">Vein</text:span><text:span text:style-name="T20"> </text:span><text:span text:style-name="T19">Build</text:span><text:span text:style-name="T20"> </text:span><text:span text:style-name="T19">Creator</text:span><text:span text:style-name="T21"> – </text:span><text:span text:style-name="T8">Build Creator = </text:span><text:a xlink:type="simple" xlink:href="https://github.com/Joeseph58/CodeVein" text:style-name="Internet_20_link" text:visited-style-name="Visited_20_Internet_20_Link">https://github.com/Joeseph58/CodeVein</text:a></text:p>
      <text:list xml:id="list2066962758689876744" text:style-name="L18">
        <text:list-item>
          <text:p text:style-name="P48"><text:span text:style-name="T1">Create a database of weapons blood codes, and builds by type</text:span></text:p>
        </text:list-item>
        <text:list-item>
          <text:p text:style-name="P48"><text:span text:style-name="T1">Testing knowledge of MVC</text:span></text:p>
        </text:list-item>
        <text:list-item>
          <text:p text:style-name="P50"><text:span text:style-name="T17">Created 3 tables that Connect through ForeignKeys</text:span></text:p>
          <text:p text:style-name="P15"><text:span text:style-name="T19"/></text:p>
        </text:list-item>
      </text:list>
      <text:list xml:id="list7490928575165323086" text:style-name="L16">
        <text:list-header>
          <text:p text:style-name="P39"><text:span text:style-name="T19">Business</text:span><text:span text:style-name="T18"> </text:span><text:span text:style-name="T19">Challenges</text:span> — Challenge 1-3 = <text:a xlink:type="simple" xlink:href="https://github.com/Joeseph58/Console-App-Challenges" text:style-name="Internet_20_link" text:visited-style-name="Visited_20_Internet_20_Link">https://github.com/Joeseph58/Console-App-Challenges</text:a> </text:p>
        </text:list-header>
      </text:list>
      <text:list xml:id="list6424886926540020249" text:style-name="L11">
        <text:list-item>
          <text:p text:style-name="P47">Used create, read, and delete functions </text:p>
        </text:list-item>
        <text:list-item>
          <text:p text:style-name="P47">Created a basic menu using console app</text:p>
        </text:list-item>
        <text:list-item>
          <text:p text:style-name="P47">Created a Console app for insurance claims </text:p>
        </text:list-item>
        <text:list-item>
          <text:p text:style-name="P47">Created a Console app with a queue</text:p>
        </text:list-item>
        <text:list-item>
          <text:p text:style-name="P47">Applied addition functions to console app </text:p>
        </text:list-item>
        <text:list-item>
          <text:p text:style-name="P47">Basic console app that can add total costs</text:p>
          <text:p text:style-name="P16"/>
          <text:list>
            <text:list-item>
              <text:list>
                <text:list-item>
                  <text:list>
                    <text:list-item>
                      <text:list>
                        <text:list-item>
                          <text:list>
                            <text:list-header>
                              <text:p text:style-name="P14"><text:span text:style-name="T19"/></text:p>
                              <text:p text:style-name="P42"><text:span text:style-name="T19">Static</text:span><text:span text:style-name="T18"> </text:span><text:span text:style-name="T19">StoreFront</text:span> — Staticwebpage = <text:a xlink:type="simple" xlink:href="https://github.com/Joeseph58/Storefront" text:style-name="Internet_20_link" text:visited-style-name="Visited_20_Internet_20_Link">https://github.com/Joeseph58/Storefront</text:a><text:span text:style-name="T21"> </text:span></text:p>
                            </text:list-header>
                          </text:list>
                        </text:list-item>
                      </text:list>
                    </text:list-item>
                  </text:list>
                </text:list-item>
              </text:list>
            </text:list-item>
          </text:list>
        </text:list-item>
        <text:list-item>
          <text:p text:style-name="P47">Staticwebpage for a store Tested knowledge of CSS3 and HTML</text:p>
          <text:p text:style-name="P16"/>
          <text:p text:style-name="P41"><text:span text:style-name="T19">Creature</text:span><text:span text:style-name="T21"> — Creature project = </text:span><text:a xlink:type="simple" xlink:href="https://github.com/Joeseph58/Css-creature" text:style-name="Internet_20_link" text:visited-style-name="Visited_20_Internet_20_Link">https://github.com/Joeseph58/Css-creature</text:a></text:p>
        </text:list-item>
        <text:list-item>
          <text:p text:style-name="P56"><text:span text:style-name="T1">Created a creature using only HTML5 and CSS3 </text:span></text:p>
        </text:list-item>
      </text:list>
      <text:p text:style-name="P52"><text:span text:style-name="T1"/></text:p>
      <text:list xml:id="list578464268224548722" text:style-name="L19">
        <text:list-header>
          <text:p text:style-name="P43"><text:span text:style-name="T19">Restaurant</text:span><text:span text:style-name="T20"> </text:span><text:span text:style-name="T19">Raider</text:span><text:span text:style-name="T21"> — </text:span><text:a xlink:type="simple" xlink:href="https://github.com/Joeseph58/Restuarant-Rater" text:style-name="Internet_20_link" text:visited-style-name="Visited_20_Internet_20_Link">https://github.com/Joeseph58/Restuarant-Rater</text:a><text:span text:style-name="T21"> <text:s/></text:span></text:p>
        </text:list-header>
      </text:list>
      <text:list xml:id="list2787734951263204842" text:style-name="L21">
        <text:list-item>
          <text:p text:style-name="P55"><text:span text:style-name="T17">Created an App to order breads by type</text:span></text:p>
        </text:list-item>
      </text:list>
      <text:p text:style-name="P54"><text:span text:style-name="T17"/></text:p>
      <text:p text:style-name="P44"><text:span text:style-name="T19">Eleven Note </text:span><text:span text:style-name="T21">— <text:s/></text:span><text:a xlink:type="simple" xlink:href="https://github.com/Joeseph58/ElevenNote" text:style-name="Internet_20_link" text:visited-style-name="Visited_20_Internet_20_Link">https://github.com/Joeseph58/ElevenNote</text:a><text:span text:style-name="T21"> </text:span></text:p>
      <text:list xml:id="list8139428919920991927" text:style-name="L23">
        <text:list-item>
          <text:p text:style-name="P49"><text:span text:style-name="T1">Create a database for notes, category and, content</text:span></text:p>
        </text:list-item>
        <text:list-item>
          <text:p text:style-name="P49"><text:span text:style-name="T1">Testing knowledge of MVC</text:span></text:p>
        </text:list-item>
        <text:list-item>
          <text:p text:style-name="P51"><text:span text:style-name="T17">Created 3 tables that Connect through ForeignKeys</text:span></text:p>
          <text:p text:style-name="P53"><text:span text:style-name="T19"/></text:p>
        </text:list-item>
      </text:list>
      <text:p text:style-name="P5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nonymous Pro" svg:font-family="'Anonymous Pro', monospace"/>
    <style:font-face style:name="OpenSymbol" svg:font-family="Open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adornments="Oblique" style:font-family-generic="swiss" style:font-pitch="variable"/>
    <style:font-face style:name="F" svg:font-family="" style:font-family-generic="system" style:font-pitch="variable"/>
    <style:font-face style:name="Arial1" svg:font-family="Arial" style:font-family-generic="system" style:font-pitch="variable"/>
    <style:font-face style:name="Calibri Light1" svg:font-family="'Calibri Light'" style:font-family-generic="system"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in" fo:margin-right="0in" fo:margin-top="0in" fo:margin-bottom="0in" fo:line-height="100%" fo:text-align="start" style:justify-single-word="false" fo:orphans="0" fo:widows="0" fo:hyphenation-ladder-count="no-limit" fo:text-indent="0in" style:auto-text-indent="false"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DejaVu Sans" fo:language="en" fo:country="GB" style:font-name-asian="DejaVu Sans2" style:language-asian="en" style:country-asian="GB" style:font-name-complex="DejaVu Sans2" style:language-complex="en" style:country-complex="GB"/>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left="0.0835in" fo:margin-right="0in" fo:margin-top="0.0252in" fo:margin-bottom="0in" fo:text-indent="0in" style:auto-text-indent="false"/>
      <style:text-properties style:font-name="DejaVu Sans" fo:font-size="9pt" fo:language="en" fo:country="GB" style:font-name-asian="DejaVu Sans2" style:font-size-asian="9pt" style:language-asian="en" style:country-asian="GB" style:font-name-complex="DejaVu Sans2" style:font-size-complex="9pt" style:language-complex="en" style:country-complex="GB"/>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0835in" fo:margin-right="0in" fo:margin-top="0.1516in" fo:margin-bottom="0in" fo:text-indent="0in" style:auto-text-indent="false"/>
      <style:text-properties style:font-name="DejaVu Sans" fo:font-size="12pt" fo:language="en" fo:country="GB" style:font-name-asian="DejaVu Sans2" style:font-size-asian="12pt" style:language-asian="en" style:country-asian="GB" style:font-name-complex="DejaVu Sans2" style:font-size-complex="12pt" style:language-complex="en" style:country-complex="GB"/>
    </style:style>
    <style:style style:name="Heading_20_2" style:display-name="Heading 2" style:family="paragraph" style:parent-style-name="Standard" style:next-style-name="Text_20_body" style:default-outline-level="2" style:list-style-name="Outline" style:class="text">
      <style:paragraph-properties fo:margin-left="0.0835in" fo:margin-right="0in" fo:text-indent="0in" style:auto-text-indent="false"/>
      <style:text-properties style:font-name="DejaVu Sans" fo:font-size="10.5pt" fo:language="en" fo:country="GB" fo:font-weight="bold" style:font-name-asian="DejaVu Sans2" style:font-size-asian="10.5pt" style:language-asian="en" style:country-asian="GB" style:font-weight-asian="bold" style:font-name-complex="DejaVu Sans2" style:font-size-complex="10.5pt" style:language-complex="en" style:country-complex="GB" style:font-weight-complex="bold"/>
    </style:style>
    <style:style style:name="List_20_Paragraph" style:display-name="List Paragraph" style:family="paragraph" style:parent-style-name="Standard" style:default-outline-level="" style:list-style-name="">
      <style:text-properties fo:language="en" fo:country="GB" style:language-asian="en" style:country-asian="GB" style:language-complex="en" style:country-complex="GB"/>
    </style:style>
    <style:style style:name="Table_20_Paragraph" style:display-name="Table Paragraph" style:family="paragraph" style:parent-style-name="Standard" style:default-outline-level="" style:list-style-name="">
      <style:text-properties fo:language="en" fo:country="GB" style:language-asian="en" style:country-asian="GB" style:language-complex="en" style:country-complex="GB"/>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445in" fo:margin-bottom="0.1945in" fo:margin-left="0.9165in" fo:margin-right="0.972in" style:writing-mode="lr-tb" style:layout-grid-color="#c0c0c0" style:layout-grid-lines="25047"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62in" fo:margin-bottom="0.1945in" fo:margin-left="0.9165in" fo:margin-right="0.972in" style:writing-mode="lr-tb" style:layout-grid-color="#c0c0c0" style:layout-grid-lines="2494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keyword>Indeed</meta:keyword>
    <meta:keyword>Resume</meta:keyword>
    <meta:creation-date>2019-10-29T17:55:13</meta:creation-date>
    <dc:date>2019-10-30T15:32:50.59</dc:date>
    <meta:editing-duration>P1DT1H37M13S</meta:editing-duration>
    <meta:generator>OpenOffice/4.1.7$Win32 OpenOffice.org_project/417m1$Build-9800</meta:generator>
    <dc:creator>Kegan Davis</dc:creator>
    <meta:editing-cycles>4</meta:editing-cycles>
    <meta:document-statistic meta:table-count="0" meta:image-count="0" meta:object-count="0" meta:page-count="3" meta:paragraph-count="84" meta:word-count="601" meta:character-count="421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